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456" officeooo:paragraph-rsid="001f4456"/>
    </style:style>
    <style:style style:name="P2" style:family="paragraph" style:parent-style-name="Standard">
      <style:text-properties fo:font-weight="bold" officeooo:rsid="001f4456" officeooo:paragraph-rsid="001f4456" style:font-weight-asian="bold" style:font-weight-complex="bold"/>
    </style:style>
    <style:style style:name="P3" style:family="paragraph" style:parent-style-name="Standard">
      <style:text-properties fo:font-style="italic" fo:font-weight="bold" officeooo:rsid="001f4456" officeooo:paragraph-rsid="001f4456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my Caesar Salad</text:p>
      <text:p text:style-name="P1"/>
      <text:p text:style-name="P2">INGREDIENTS</text:p>
      <text:p text:style-name="P1">3 cloves garlic, minced</text:p>
      <text:p text:style-name="P1">¾ cup real mayonnaise</text:p>
      <text:p text:style-name="P1">2 tsp real anchovy paste</text:p>
      <text:p text:style-name="P1">2 rounded tbs grated Parmesan cheese</text:p>
      <text:p text:style-name="P1">1 tsp Worcestershire sauce</text:p>
      <text:p text:style-name="P1">1 tsp Dijon mustard</text:p>
      <text:p text:style-name="P1">1 tbs fresh lemon juice</text:p>
      <text:p text:style-name="P1">Kosher salt and freshly ground black pepper</text:p>
      <text:p text:style-name="P1"/>
      <text:p text:style-name="P1"/>
      <text:p text:style-name="P2">DIRECTIONS</text:p>
      <text:p text:style-name="P1">In a bowl, combine the garlic, mayo, anchovy paste, grated parmesan, Worcestershire, mustard, and lemon juice. Whisk to combine well. Add kosher salt and fresh ground pepper to taste. Chil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0:38:33.976666049</meta:creation-date>
    <dc:date>2016-05-10T00:40:51.398788237</dc:date>
    <meta:editing-duration>PT2M17S</meta:editing-duration>
    <meta:editing-cycles>1</meta:editing-cycles>
    <meta:document-statistic meta:table-count="0" meta:image-count="0" meta:object-count="0" meta:page-count="1" meta:paragraph-count="12" meta:word-count="74" meta:character-count="445" meta:non-whitespace-character-count="383"/>
    <meta:generator>LibreOffice/5.1.2.2$Linux_X86_64 LibreOffice_project/10m0$Build-2</meta:generator>
  </office:meta>
</office:document-meta>
</file>